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6.3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ut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C1,C5,C4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C818-4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K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1,R4,R5,R7,R11,R12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3,R8,R9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X72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 MAX7219CWG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C81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IP-4_W7.62mm_SM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D1117S50T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u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P_Elec_6.3x5.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1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SB_OTG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Resonator_SMD-3pin_3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 CSTCE16M0V5 4/5 </text:p>
          </table:table-cell>
        </table:table-row>
        <table:table-row table:style-name="ro1">
          <table:table-cell office:value-type="string" calcext:value-type="string">
            <text:p>ATMEGA328P-A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l ATmega328P-A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2:44:08.481696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50d9bf2b0a79cdb85a3814b592608037a682059d</meta:generator>
    <dc:date>2017-10-20T13:11:42.009945451</dc:date>
    <meta:editing-duration>PT17M22S</meta:editing-duration>
    <meta:editing-cycles>3</meta:editing-cycles>
    <meta:document-statistic meta:table-count="1" meta:cell-count="72" meta:object-count="0"/>
  </office:meta>
</office:document-meta>
</file>